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center" fo:margin-bottom="10.00pt"/>
    </style:style>
    <style:style style:name="P10" style:family="paragraph">
      <style:paragraph-properties fo:line-height="115.00%" fo:text-align="justify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ITERACION 3</text:span></text:p>
      <text:p text:style-name="P1"><text:span text:style-name="T2">Caso de Uso 3: Generación y Ejecución del Plan de Vacunaciones</text:span></text:p>
      <text:p text:style-name="P2"><text:span text:style-name="T3">En<text:s text:c="2"/>caso<text:s text:c="2"/>de<text:s text:c="2"/>aviso<text:s text:c="2"/>por<text:s text:c="2"/>una<text:s text:c="2"/>epidemia<text:s text:c="2"/>o<text:s text:c="2"/>pandemia<text:s text:c="2"/>de<text:s text:c="2"/>alguna<text:s text:c="2"/>de<text:s text:c="2"/>las<text:s text:c="2"/>enfermedades<text:s text:c="2"/>infectocontagiosas,<text:s text:c="2"/>se<text:s text:c="2"/>lanzarán campañas de vacunación.<text:s text:c="2"/></text:span></text:p>
      <text:p text:style-name="P2"><text:span text:style-name="T3">Para<text:s/></text:span><text:span text:style-name="T4">realizar un calendario de vacunación</text:span><text:span text:style-name="T5">, debe<text:s/></text:span><text:span text:style-name="T6">registrarse también las previsiones de aprovisionamiento<text:s text:c="2"/>de<text:s text:c="2"/>vacunas</text:span><text:span text:style-name="T7">.<text:s text:c="2"/>Este<text:s text:c="2"/>plan de<text:s text:c="2"/>vacunación<text:s text:c="2"/>debe<text:s text:c="2"/>cubrir las<text:s text:c="2"/>pautas de<text:s text:c="2"/>vacunación<text:s text:c="2"/>recomendadas,<text:s text:c="2"/>incluyendo<text:s text:c="2"/>la<text:s text:c="2"/>aplicación de las diferentes dosis de acuerdo con las pautas establecidas por la organización mundial de la salud.<text:s text:c="2"/></text:span></text:p>
      <text:p text:style-name="P2"><text:span text:style-name="T7">La ejecución de este plan de vacunación requiere acceso a la información personal de la ciudadanía para establecer calendarios de vacunación. Se empezará informando por SMS a aquellos pacientes a los que se consideren que tiene un nivel de vulnerabilidad mayor.</text:span></text:p>
      <text:p text:style-name="P2"><text:span text:style-name="T8">Leyenda</text:span></text:p>
      <text:p text:style-name="P2"><text:span text:style-name="T9">Acciones a implementar</text:span></text:p>
      <text:p text:style-name="P2"><text:span text:style-name="T10"/></text:p>
      <text:p text:style-name="P2"><text:span text:style-name="T11">Diagrama de Casos de Uso</text:span></text:p>
      <text:p text:style-name="P2"><text:span text:style-name="T12">Se puede observar las acciones que se han puesto en el<text:s/></text:span><text:span text:style-name="T13">Diagrama de Casos de Uso 3</text:span><text:span text:style-name="T14">:</text:span></text:p>
      <text:p text:style-name="P2"><draw:frame text:anchor-type="as-char" svg:width="160.60mm" svg:height="69.85mm" style:rel-width="scale" style:rel-height="scale"><draw:object-ole xlink:href="OleObj1"/><draw:image xlink:href="ObjectReplacements/OleObj1"/></draw:frame><text:span text:style-name="T15"/></text:p>
      <text:p text:style-name="P2"><text:span text:style-name="T16">Modelo de Análisis</text:span></text:p>
      <text:p text:style-name="P3"><text:span text:style-name="T17">VISTA ESTÁTICA</text:span></text:p>
      <text:p text:style-name="P4"><draw:frame text:anchor-type="as-char" svg:width="162.45mm" svg:height="24.61mm" style:rel-width="scale" style:rel-height="scale"><draw:object-ole xlink:href="OleObj2"/><draw:image xlink:href="ObjectReplacements/OleObj2"/></draw:frame><text:span text:style-name="T18"/></text:p>
      <text:p text:style-name="P5"><text:span text:style-name="T18"/></text:p>
      <text:p text:style-name="P5"><text:span text:style-name="T19">VISTA DINÁMICA</text:span></text:p>
      <text:p text:style-name="P5"><text:span text:style-name="T20"/></text:p>
      <text:p text:style-name="P6"><text:span text:style-name="T21">AÑADIR PREVISIÓN</text:span></text:p>
      <text:p text:style-name="P7"><draw:frame text:anchor-type="as-char" svg:width="146.58mm" svg:height="28.31mm" style:rel-width="scale" style:rel-height="scale"><draw:object-ole xlink:href="OleObj3"/><draw:image xlink:href="ObjectReplacements/OleObj3"/></draw:frame><text:span text:style-name="T22"/></text:p>
      <text:p text:style-name="P7"><text:span text:style-name="T22"/></text:p>
      <text:p text:style-name="P7"><text:span text:style-name="T23">MODIFICAR PREVISIÓN</text:span></text:p>
      <text:p text:style-name="P7"><draw:frame text:anchor-type="as-char" svg:width="146.58mm" svg:height="28.84mm" style:rel-width="scale" style:rel-height="scale"><draw:object-ole xlink:href="OleObj4"/><draw:image xlink:href="ObjectReplacements/OleObj4"/></draw:frame><text:span text:style-name="T24"/></text:p>
      <text:p text:style-name="P7"><text:span text:style-name="T24"/></text:p>
      <text:p text:style-name="P7"><text:span text:style-name="T25">ELIMINAR PREVISIÓN</text:span></text:p>
      <text:p text:style-name="P7"><draw:frame text:anchor-type="as-char" svg:width="146.58mm" svg:height="32.28mm" style:rel-width="scale" style:rel-height="scale"><draw:object-ole xlink:href="OleObj5"/><draw:image xlink:href="ObjectReplacements/OleObj5"/></draw:frame><text:span text:style-name="T26"/></text:p>
      <text:p text:style-name="P7"><text:span text:style-name="T27">AÑADIR CALVAX</text:span></text:p>
      <text:p text:style-name="P7"><draw:frame text:anchor-type="as-char" svg:width="146.58mm" svg:height="35.19mm" style:rel-width="scale" style:rel-height="scale"><draw:object-ole xlink:href="OleObj6"/><draw:image xlink:href="ObjectReplacements/OleObj6"/></draw:frame><text:span text:style-name="T28"/></text:p>
      <text:p text:style-name="P7"><text:span text:style-name="T28"/></text:p>
      <text:p text:style-name="P7"><text:span text:style-name="T29">MODIFICAR CALVAX</text:span></text:p>
      <text:p text:style-name="P7"><draw:frame text:anchor-type="as-char" svg:width="146.58mm" svg:height="29.90mm" style:rel-width="scale" style:rel-height="scale"><draw:object-ole xlink:href="OleObj7"/><draw:image xlink:href="ObjectReplacements/OleObj7"/></draw:frame><text:span text:style-name="T30"/></text:p>
      <text:p text:style-name="P7"><text:span text:style-name="T30"/></text:p>
      <text:p text:style-name="P7"><text:span text:style-name="T30"/></text:p>
      <text:p text:style-name="P7"><text:span text:style-name="T31">ELIMINAR CALVAX</text:span></text:p>
      <text:p text:style-name="P7"><draw:frame text:anchor-type="as-char" svg:width="146.58mm" svg:height="37.84mm" style:rel-width="scale" style:rel-height="scale"><draw:object-ole xlink:href="OleObj8"/><draw:image xlink:href="ObjectReplacements/OleObj8"/></draw:frame><text:span text:style-name="T32"/></text:p>
      <text:p text:style-name="P7"><text:span text:style-name="T32"/></text:p>
      <text:p text:style-name="P7"><text:span text:style-name="T33">CASO ALTERNATIVO: AÑADIR PREVISIÓN YA EXISTENTE</text:span></text:p>
      <text:p text:style-name="P7"><draw:frame text:anchor-type="as-char" svg:width="146.58mm" svg:height="33.60mm" style:rel-width="scale" style:rel-height="scale"><draw:object-ole xlink:href="OleObj9"/><draw:image xlink:href="ObjectReplacements/OleObj9"/></draw:frame><text:span text:style-name="T34"/></text:p>
      <text:p text:style-name="P7"><text:span text:style-name="T34"/></text:p>
      <text:p text:style-name="P8"><text:span text:style-name="T34"/></text:p>
      <text:p text:style-name="P9"><text:span text:style-name="T34"/></text:p>
      <text:p text:style-name="P9"><text:span text:style-name="T34"/></text:p>
      <text:p text:style-name="P10"><text:span text:style-name="T35">Clases principales:</text:span></text:p>
      <text:p text:style-name="P10"><text:span text:style-name="T36">- Añadir previsión</text:span></text:p>
      <text:p text:style-name="P10"><text:span text:style-name="T36">- Modificar previsión</text:span></text:p>
      <text:p text:style-name="P10"><text:span text:style-name="T36">- Borrar Previsión</text:span></text:p>
      <text:p text:style-name="P10"><text:span text:style-name="T36">- Añadir Calendario de Vacunación</text:span></text:p>
      <text:p text:style-name="P10"><text:span text:style-name="T36">- Modificar Calendario de Vacunación</text:span></text:p>
      <text:p text:style-name="P10"><text:span text:style-name="T36">- Borrar Calendario de Vacunación</text:span></text:p>
      <text:p text:style-name="P10"><text:span text:style-name="T37">Casos alternativos:</text:span></text:p>
      <text:p text:style-name="P10"><text:span text:style-name="T38">Se intenta añadir una previsión de aprovisionamiento ya existente</text:span></text:p>
      <text:p text:style-name="P10"><text:span text:style-name="T39"/></text:p>
      <text:p text:style-name="P10"><text:span text:style-name="T40">Modelo de diseño</text:span></text:p>
      <text:p text:style-name="P10"><text:span text:style-name="T41">Diagrama de clases de diseño</text:span></text:p>
      <text:p text:style-name="P11"><text:span text:style-name="T41"><text:s/></text:span></text:p>
      <text:p text:style-name="P11"><text:span text:style-name="T42"/></text:p>
      <text:p text:style-name="P12"><draw:frame text:anchor-type="as-char" svg:width="281.52mm" svg:height="116.42mm" style:rel-width="scale" style:rel-height="scale"><draw:object-ole xlink:href="OleObj10"/><draw:image xlink:href="ObjectReplacements/OleObj10"/></draw:frame><text:span text:style-name="T42"/></text:p>
      <text:p text:style-name="P12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